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 fo:font-style="normal" style:font-style-asian="normal" style:font-style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 fo:font-style="italic" style:font-style-asian="italic" style:font-style-complex="italic"/>
    </style:style>
    <style:style style:name="P4" style:family="paragraph" style:parent-style-name="Standard" style:list-style-name="L1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color="#800000"/>
    </style:style>
    <style:style style:name="P6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Monaco" fo:font-size="8.39999961853027pt" fo:letter-spacing="normal" fo:font-style="italic" fo:font-weight="normal" style:font-style-asian="italic" style:font-style-complex="italic"/>
    </style:style>
    <style:style style:name="T1" style:family="text">
      <style:text-properties fo:color="#800000" fo:font-style="italic" style:font-style-asian="italic" style:font-style-complex="italic"/>
    </style:style>
    <style:style style:name="T2" style:family="text">
      <style:text-properties fo:color="#800000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2988930785003583" text:style-name="L1">
        <text:list-item>
          <text:p text:style-name="P1">généralités</text:p>
          <text:list>
            <text:list-item>
              <text:p text:style-name="P1">on étudie ici les commandes du terminal</text:p>
            </text:list-item>
            <text:list-item>
              <text:p text:style-name="P1">plus précisément pour linux (et approximativement pour tous les unix)</text:p>
            </text:list-item>
          </text:list>
        </text:list-item>
        <text:list-item>
          <text:p text:style-name="P1">manipuler la console et les fichiers</text:p>
          <text:list>
            <text:list-item>
              <text:p text:style-name="P1">intro</text:p>
              <text:list>
                <text:list-item>
                  <text:p text:style-name="P1">début ligne (pseudo@machine) indique l'utilisateur et l'ordi sur lequel on est.</text:p>
                  <text:list>
                    <text:list-item>
                      <text:p text:style-name="P1">permet de savoir si on est en root ou utilisateur</text:p>
                    </text:list-item>
                    <text:list-item>
                      <text:p text:style-name="P1">plus tard on apprendra a se connecter sur d'autres ordis</text:p>
                    </text:list-item>
                    <text:list-item>
                      <text:p text:style-name="P1">permettra donc de savoir sur quel ordi on est</text:p>
                    </text:list-item>
                  </text:list>
                </text:list-item>
                <text:list-item>
                  <text:p text:style-name="P1">raccourcis pour passer d'une console a l'autre (et à l'interface graphique) sous linux</text:p>
                  <text:list>
                    <text:list-item>
                      <text:p text:style-name="P1">ctrl+alt+((F1 a F6 = consoles)/(F7 = interface graphique))</text:p>
                    </text:list-item>
                  </text:list>
                </text:list-item>
                <text:list-item>
                  <text:p text:style-name="P1">possibilité de se logger a distance en mode console (simple culture générale, je peux pas mettre en pratique direct)</text:p>
                  <text:list>
                    <text:list-item>
                      <text:p text:style-name="P1">apparemment dans le monde entier (sans restrictions ?)</text:p>
                    </text:list-item>
                    <text:list-item>
                      <text:p text:style-name="P1">2 protocoles d'accés à distance à la console</text:p>
                      <text:list>
                        <text:list-item>
                          <text:p text:style-name="P1">telnet. Défaut : pas de cryptage.</text:p>
                        </text:list-item>
                        <text:list-item>
                          <text:p text:style-name="P1">SSH. Crypte les échanges.</text:p>
                        </text:list-item>
                      </text:list>
                    </text:list-item>
                    <text:list-item>
                      <text:p text:style-name="P1">accéder à une console à distance </text:p>
                      <text:list>
                        <text:list-item>
                          <text:p text:style-name="P1">putty sous windows pour accéder a une console linux (uniquement je crois)</text:p>
                        </text:list-item>
                        <text:list-item>
                          <text:p text:style-name="P1">apparemment simplement commande "ssh" sous mac OS 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entrer une commande</text:p>
              <text:list>
                <text:list-item>
                  <text:p text:style-name="P1">ligne qui s'affiche avant qu'on tappe qqch</text:p>
                  <text:list>
                    <text:list-item>
                      <text:p text:style-name="P1">s'appelle prompt ou invite de commandes</text:p>
                    </text:list-item>
                    <text:list-item>
                      <text:p text:style-name="P1">composition classique : pseudo@ordi:chemin<text:span text:style-name="T1">$/#</text:span></text:p>
                      <text:list>
                        <text:list-item>
                          <text:p text:style-name="P1">$ si mode utilisateur</text:p>
                        </text:list-item>
                        <text:list-item>
                          <text:p text:style-name="P1"># si mode root</text:p>
                        </text:list-item>
                      </text:list>
                    </text:list-item>
                  </text:list>
                </text:list-item>
                <text:list-item>
                  <text:p text:style-name="P1">~ désigne le répertoire personnel</text:p>
                </text:list-item>
                <text:list-item>
                  <text:p text:style-name="P1">quelques commandes simples</text:p>
                  <text:list>
                    <text:list-item>
                      <text:p text:style-name="P1">date donne la date et l'heure</text:p>
                    </text:list-item>
                    <text:list-item>
                      <text:p text:style-name="P1">ls liste les fichiers du répertoire courant</text:p>
                    </text:list-item>
                  </text:list>
                </text:list-item>
                <text:list-item>
                  <text:p text:style-name="P1">quelques paramètres</text:p>
                  <text:list>
                    <text:list-item>
                      <text:p text:style-name="P1">syntaxe globale de commandes et paramètres : commande paramètres</text:p>
                    </text:list-item>
                    <text:list-item>
                      <text:p text:style-name="P1">syntaxe des paramètres</text:p>
                      <text:list>
                        <text:list-item>
                          <text:p text:style-name="P1">écrire un paramètre d'une lettre : -p</text:p>
                        </text:list-item>
                        <text:list-item>
                          <text:p text:style-name="P1">en écrire plusieurs : -p -a -d -t</text:p>
                        </text:list-item>
                        <text:list-item>
                          <text:p text:style-name="P1">raccourci pour plusieurs d'un coup : -padt</text:p>
                        </text:list-item>
                        <text:list-item>
                          <text:p text:style-name="P1">exemple : lister fichiers rép courant (dont fichiers cachés) : ls -a</text:p>
                        </text:list-item>
                        <text:list-item>
                          <text:p text:style-name="P1">syntaxe paramètres a plusieurs lettres : commande –paramètrelong</text:p>
                        </text:list-item>
                        <text:list-item>
                          <text:p text:style-name="P1">note : ni ls –all ni ls -all ne marche chez moi (-all fait -a -l -l)</text:p>
                        </text:list-item>
                        <text:list-item>
                          <text:p text:style-name="P1">note après coup : en générale, syntaxe paramètres respecte pas du tout ces normes. Vraie syntaxe : commande paramètre (sans tirer ni rien) ex : apt-get install paquet</text:p>
                        </text:list-item>
                      </text:list>
                    </text:list-item>
                    <text:list-item>
                      <text:p text:style-name="P1">associer une valeur a un paramètre</text:p>
                      <text:list>
                        <text:list-item>
                          <text:p text:style-name="P1">syntaxe pour les paramètres d'une lettre : com -p val</text:p>
                        </text:list-item>
                        <text:list-item>
                          <text:p text:style-name="P1">syntaxe pour ceux de plusieurs : com --paramètre=val</text:p>
                        </text:list-item>
                      </text:list>
                    </text:list-item>
                    <text:list-item>
                      <text:p text:style-name="P1">associer une valeur a une commande</text:p>
                      <text:list>
                        <text:list-item>
                          <text:p text:style-name="P1">ex : ls /bin</text:p>
                        </text:list-item>
                      </text:list>
                    </text:list-item>
                  </text:list>
                </text:list-item>
                <text:list-item>
                  <text:p text:style-name="P1">autocomplétion</text:p>
                  <text:list>
                    <text:list-item>
                      <text:p text:style-name="P1">si une seule possibilité : autocompléter : tab</text:p>
                    </text:list-item>
                    <text:list-item>
                      <text:p text:style-name="P1"><text:soft-page-break/>si plusieurs : afficher toutes les possibilités : tab tab</text:p>
                    </text:list-item>
                  </text:list>
                </text:list-item>
                <text:list-item>
                  <text:p text:style-name="P1">réponse terminal rentre pas dans fenêtre → 3 raccourcis :</text:p>
                  <text:list>
                    <text:list-item>
                      <text:p text:style-name="P1">ligne suivante : entrée</text:p>
                    </text:list-item>
                    <text:list-item>
                      <text:p text:style-name="P1">page suivante : espace</text:p>
                    </text:list-item>
                    <text:list-item>
                      <text:p text:style-name="P1">quitter : q</text:p>
                    </text:list-item>
                  </text:list>
                </text:list-item>
                <text:list-item>
                  <text:p text:style-name="P1">historique des commandes</text:p>
                  <text:list>
                    <text:list-item>
                      <text:p text:style-name="P1">flèche haut pour commande précédante</text:p>
                    </text:list-item>
                    <text:list-item>
                      <text:p text:style-name="P1">flèche bas pour suivante dans l'historique</text:p>
                    </text:list-item>
                    <text:list-item>
                      <text:p text:style-name="P1">afficher l'historique : history</text:p>
                    </text:list-item>
                    <text:list-item>
                      <text:p text:style-name="P1">rechercher une commande anciennement tapée en tapant une sous-chaine écrite précédement (pas forcément de la commande, peut être des paramètres) : CTRL+R puis tapper la chaine a chercher</text:p>
                    </text:list-item>
                    <text:list-item>
                      <text:p text:style-name="P1">se balader dans les propositions ainsi faites : CTRL+R pour demander nouvelle</text:p>
                    </text:list-item>
                  </text:list>
                </text:list-item>
                <text:list-item>
                  <text:p text:style-name="P1">raccourcis clavier</text:p>
                  <text:list>
                    <text:list-item>
                      <text:p text:style-name="P1">généraux</text:p>
                      <text:list>
                        <text:list-item>
                          <text:p text:style-name="P1">nettoyer la console</text:p>
                          <text:list>
                            <text:list-item>
                              <text:p text:style-name="P1">CTRL+L</text:p>
                            </text:list-item>
                            <text:list-item>
                              <text:p text:style-name="P1">clear</text:p>
                            </text:list-item>
                            <text:list-item>
                              <text:p text:style-name="P1">possibilité remonter historique quand même après avec flèches etc</text:p>
                            </text:list-item>
                          </text:list>
                        </text:list-item>
                        <text:list-item>
                          <text:p text:style-name="P1">stopper console</text:p>
                          <text:list>
                            <text:list-item>
                              <text:p text:style-name="P1">CTRL+D</text:p>
                            </text:list-item>
                            <text:list-item>
                              <text:p text:style-name="P1">quitte pas, juste "fige"</text:p>
                            </text:list-item>
                            <text:list-item>
                              <text:p text:style-name="P1">envoie le message EOF à la console</text:p>
                            </text:list-item>
                            <text:list-item>
                              <text:p text:style-name="P1">on peut faire CTRL+D uniquement on a rien tapé après l'invite</text:p>
                            </text:list-item>
                            <text:list-item>
                              <text:p text:style-name="P1">la commande exit a le même effet que CTRL+D</text:p>
                            </text:list-item>
                          </text:list>
                        </text:list-item>
                        <text:list-item>
                          <text:p text:style-name="P1">remonter / redescendre dans la console</text:p>
                          <text:list>
                            <text:list-item>
                              <text:p text:style-name="P1">shit+page-up/down sous linux</text:p>
                            </text:list-item>
                            <text:list-item>
                              <text:p text:style-name="P1">page up / page down sous mac</text:p>
                            </text:list-item>
                            <text:list-item>
                              <text:p text:style-name="P1">utile uniquement si on est en mode console</text:p>
                            </text:list-item>
                            <text:list-item>
                              <text:p text:style-name="P1">si console utilisée est une appli de l'interface graphique, scroller plutôt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 utiliser quand on écrit une longue commande</text:p>
                      <text:list>
                        <text:list-item>
                          <text:p text:style-name="P1">ramener le curseur en début / fin de commande : CTRL+A/E</text:p>
                        </text:list-item>
                        <text:list-item>
                          <text:p text:style-name="P1">supprimer contenu a gauche / a droite du curseur CTRL+U/K</text:p>
                        </text:list-item>
                        <text:list-item>
                          <text:p text:style-name="P1">supprimer le premier mot (ou partie de mot) à gauche du curseur CTRL+W</text:p>
                        </text:list-item>
                        <text:list-item>
                          <text:p text:style-name="P1">annuler une de ces suppressions CTRL+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structure des dossiers et fichiers</text:p>
              <text:list>
                <text:list-item>
                  <text:p text:style-name="P1">organisation des dossiers</text:p>
                  <text:list>
                    <text:list-item>
                      <text:p text:style-name="P1">racines :</text:p>
                      <text:list>
                        <text:list-item>
                          <text:p text:style-name="P1">windows : plusieurs</text:p>
                          <text:list>
                            <text:list-item>
                              <text:p text:style-name="P1"><text:a xlink:type="simple" xlink:href="../../../../../../../../../../C:/">C:\</text:a> = DD</text:p>
                            </text:list-item>
                            <text:list-item>
                              <text:p text:style-name="P1"><text:a xlink:type="simple" xlink:href="../../../../../../../../../../D:/">D:\</text:a> = CD</text:p>
                            </text:list-item>
                            <text:list-item>
                              <text:p text:style-name="P1">etc</text:p>
                            </text:list-item>
                          </text:list>
                        </text:list-item>
                        <text:list-item>
                          <text:p text:style-name="P1">linux : une seule</text:p>
                          <text:list>
                            <text:list-item>
                              <text:p text:style-name="P1">/ = continent toutes les données de tous les support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inux : compartiment pour le contenu des périphériques : dev</text:p>
                    </text:list-item>
                    <text:list-item>
                      <text:p text:style-name="P1">périphériques représentés par fichiers</text:p>
                    </text:list-item>
                    <text:list-item>
                      <text:p text:style-name="P1">rien au dessus de la racine</text:p>
                    </text:list-item>
                    <text:list-item>
                      <text:p text:style-name="P1">signe de séparation des dossiers dans chemin</text:p>
                      <text:list>
                        <text:list-item>
                          <text:p text:style-name="P1">windows : \</text:p>
                        </text:list-item>
                        <text:list-item>
                          <text:p text:style-name="P1"><text:soft-page-break/>linux : /</text:p>
                        </text:list-item>
                      </text:list>
                    </text:list-item>
                    <text:list-item>
                      <text:p text:style-name="P1">noms de dossiers linux : tolère accents, espaces, majuscules, chiffres, car spé</text:p>
                    </text:list-item>
                    <text:list-item>
                      <text:p text:style-name="P1">convention : éviter tout ça la plupart du temps</text:p>
                    </text:list-item>
                    <text:list-item>
                      <text:p text:style-name="P1">15 dossiers importants de la racine : nom + nature + aussi sous mac ? (8)</text:p>
                      <text:list>
                        <text:list-item>
                          <text:p text:style-name="P1">bin</text:p>
                          <text:list>
                            <text:list-item>
                              <text:p text:style-name="P1">contient des progs exécutés souvent par tout le monde (ls etc)</text:p>
                            </text:list-item>
                            <text:list-item>
                              <text:p text:style-name="P1">mac++ (aussi sous mac – notation perso)</text:p>
                            </text:list-item>
                          </text:list>
                        </text:list-item>
                        <text:list-item>
                          <text:p text:style-name="P1">boot</text:p>
                          <text:list>
                            <text:list-item>
                              <text:p text:style-name="P1">fichiers permettant le démarrage de linux</text:p>
                            </text:list-item>
                            <text:list-item>
                              <text:p text:style-name="P1"><text:span text:style-name="T2">mac--</text:span> (pas sous mac)</text:p>
                            </text:list-item>
                          </text:list>
                        </text:list-item>
                        <text:list-item>
                          <text:p text:style-name="P1">dev</text:p>
                          <text:list>
                            <text:list-item>
                              <text:p text:style-name="P1">fichiers correspondant aux périphériqu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etc</text:p>
                          <text:list>
                            <text:list-item>
                              <text:p text:style-name="P1">fichiers de configuration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home</text:p>
                          <text:list>
                            <text:list-item>
                              <text:p text:style-name="P1">répertoires personnels des utilisateur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lib</text:p>
                          <text:list>
                            <text:list-item>
                              <text:p text:style-name="P1">bibliothèques partagées (.so en général) utilisées par les progs</text:p>
                            </text:list-item>
                            <text:list-item>
                              <text:p text:style-name="P4">mac--</text:p>
                            </text:list-item>
                          </text:list>
                        </text:list-item>
                        <text:list-item>
                          <text:p text:style-name="P1">media</text:p>
                          <text:list>
                            <text:list-item>
                              <text:p text:style-name="P1">accés aux périphériques amovibles</text:p>
                            </text:list-item>
                            <text:list-item>
                              <text:p text:style-name="P5">mac--</text:p>
                            </text:list-item>
                            <text:list-item>
                              <text:p text:style-name="P1">vocabulaire : on parle de montage de périphérique</text:p>
                            </text:list-item>
                          </text:list>
                        </text:list-item>
                        <text:list-item>
                          <text:p text:style-name="P1">mnt</text:p>
                          <text:list>
                            <text:list-item>
                              <text:p text:style-name="P1">comme media mais plus temporaire</text:p>
                            </text:list-item>
                            <text:list-item>
                              <text:p text:style-name="P5">mac--</text:p>
                            </text:list-item>
                          </text:list>
                        </text:list-item>
                        <text:list-item>
                          <text:p text:style-name="P1">opt</text:p>
                          <text:list>
                            <text:list-item>
                              <text:p text:style-name="P1">add-ons de programmes</text:p>
                            </text:list-item>
                            <text:list-item>
                              <text:p text:style-name="P5">mac--</text:p>
                            </text:list-item>
                          </text:list>
                        </text:list-item>
                        <text:list-item>
                          <text:p text:style-name="P1">proc</text:p>
                          <text:list>
                            <text:list-item>
                              <text:p text:style-name="P1">informations systèmes</text:p>
                            </text:list-item>
                            <text:list-item>
                              <text:p text:style-name="P5">mac--</text:p>
                            </text:list-item>
                          </text:list>
                        </text:list-item>
                        <text:list-item>
                          <text:p text:style-name="P1">root</text:p>
                          <text:list>
                            <text:list-item>
                              <text:p text:style-name="P1">dossier personnel du superutilisateur</text:p>
                            </text:list-item>
                            <text:list-item>
                              <text:p text:style-name="P5">mac--</text:p>
                            </text:list-item>
                          </text:list>
                        </text:list-item>
                        <text:list-item>
                          <text:p text:style-name="P1">sbin</text:p>
                          <text:list>
                            <text:list-item>
                              <text:p text:style-name="P1">des programmes système important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tmp</text:p>
                          <text:list>
                            <text:list-item>
                              <text:p text:style-name="P1">programmes utilisent tmp pour stocker des fichiers temporaires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usr</text:p>
                          <text:list>
                            <text:list-item>
                              <text:p text:style-name="P1">contient la plupart des programmes installés par l'utilisateur</text:p>
                            </text:list-item>
                            <text:list-item>
                              <text:p text:style-name="P1">mac++</text:p>
                            </text:list-item>
                          </text:list>
                        </text:list-item>
                        <text:list-item>
                          <text:p text:style-name="P1">var</text:p>
                          <text:list>
                            <text:list-item>
                              <text:p text:style-name="P1">données variables, souvent des logs (trace écrite des activités récentes)</text:p>
                            </text:list-item>
                            <text:list-item>
                              <text:p text:style-name="P1"><text:soft-page-break/>mac++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se situer dans l'arborescence</text:p>
                  <text:list>
                    <text:list-item>
                      <text:p text:style-name="P2">pwd permet d'indiquer le chemin du dossier courant</text:p>
                    </text:list-item>
                    <text:list-item>
                      <text:p text:style-name="P2">which permet de trouver emplacement d'une commande dans le DD</text:p>
                    </text:list-item>
                    <text:list-item>
                      <text:p text:style-name="P2">Une commande est un programme</text:p>
                    </text:list-item>
                    <text:list-item>
                      <text:p text:style-name="P2">pour créer des commandes, écrire des programmes simplement.</text:p>
                    </text:list-item>
                    <text:list-item>
                      <text:p text:style-name="P2">Les arguments sont dans args[1] args[2] etc je crois puis on peut l'appeler dans le terminal</text:p>
                    </text:list-item>
                  </text:list>
                </text:list-item>
                <text:list-item>
                  <text:p text:style-name="P2">lister tous les fichiers/dossiers du répertoire</text:p>
                  <text:list>
                    <text:list-item>
                      <text:p text:style-name="P2">y compris les cachés ET le dossier courant et parent (déjà vu) : ls -a</text:p>
                    </text:list-item>
                    <text:list-item>
                      <text:p text:style-name="P2">syntaxe dossier courant = "." et dossier père = ".."</text:p>
                    </text:list-item>
                    <text:list-item>
                      <text:p text:style-name="P2">y compris les cachés SANS courant et parent : ls -A</text:p>
                    </text:list-item>
                    <text:list-item>
                      <text:p text:style-name="P2">indication syntaxique pour les dossiers et raccourcis : ls -F</text:p>
                    </text:list-item>
                    <text:list-item>
                      <text:p text:style-name="P2">liste détaillée (7 trucs affichés. Lesquels ? + syntaxe des raccourcis)</text:p>
                      <text:list>
                        <text:list-item>
                          <text:p text:style-name="P2">ls -l</text:p>
                        </text:list-item>
                        <text:list-item>
                          <text:p text:style-name="P2">7 trucs</text:p>
                          <text:list>
                            <text:list-item>
                              <text:p text:style-name="P2">droits du dossier/fichier</text:p>
                            </text:list-item>
                            <text:list-item>
                              <text:p text:style-name="P2">nombre de liens physiques</text:p>
                            </text:list-item>
                            <text:list-item>
                              <text:p text:style-name="P2">nom du propriétaire</text:p>
                            </text:list-item>
                            <text:list-item>
                              <text:p text:style-name="P2">groupe du dossier/fichier</text:p>
                            </text:list-item>
                            <text:list-item>
                              <text:p text:style-name="P2">taille en octet</text:p>
                            </text:list-item>
                            <text:list-item>
                              <text:p text:style-name="P2">date de dernière modification</text:p>
                            </text:list-item>
                            <text:list-item>
                              <text:p text:style-name="P2">nom du dossier/fichier</text:p>
                            </text:list-item>
                          </text:list>
                        </text:list-item>
                        <text:list-item>
                          <text:p text:style-name="P2">raccourcis : fin de ligne, rajout de "-&gt;" puis du chemin sur lequel il point</text:p>
                        </text:list-item>
                      </text:list>
                    </text:list-item>
                    <text:list-item>
                      <text:p text:style-name="P2">afficher taille en multiples d'octets dans liste détaillée : ls -lh</text:p>
                    </text:list-item>
                    <text:list-item>
                      <text:p text:style-name="P2">attention : taille de dossiers = taille du dossier pas du contenu je crois</text:p>
                    </text:list-item>
                    <text:list-item>
                      <text:p text:style-name="P2">liste triée par dernière date (décroissante) de modification : ls -t</text:p>
                    </text:list-item>
                    <text:list-item>
                      <text:p text:style-name="P2">inverser ordre du tri : ls -tr</text:p>
                    </text:list-item>
                    <text:list-item>
                      <text:p text:style-name="P2">exemple de combinaison de 5 éléments (facile a retenir) ls -larth</text:p>
                      <text:list>
                        <text:list-item>
                          <text:p text:style-name="P2">présente sous forme de liste détaillée</text:p>
                        </text:list-item>
                        <text:list-item>
                          <text:p text:style-name="P2">affiche les dossiers cachés et courant + parent</text:p>
                        </text:list-item>
                        <text:list-item>
                          <text:p text:style-name="P2">inverse l'ordre de...</text:p>
                        </text:list-item>
                        <text:list-item>
                          <text:p text:style-name="P2">...tri des dossiers/fichiers par date</text:p>
                        </text:list-item>
                        <text:list-item>
                          <text:p text:style-name="P2">écrit la taille en multiples d'octets adaptés</text:p>
                        </text:list-item>
                      </text:list>
                    </text:list-item>
                    <text:list-item>
                      <text:p text:style-name="P2">créer un alias pour ma combinaison préférée</text:p>
                      <text:list>
                        <text:list-item>
                          <text:p text:style-name="P2">cd</text:p>
                        </text:list-item>
                        <text:list-item>
                          <text:p text:style-name="P2">(sudo) nano ./.bashrc</text:p>
                        </text:list-item>
                        <text:list-item>
                          <text:p text:style-name="P2">(mdp)</text:p>
                        </text:list-item>
                        <text:list-item>
                          <text:p text:style-name="P2">rajouter ligne " alias ll='ls lArth' "</text:p>
                        </text:list-item>
                        <text:list-item>
                          <text:p text:style-name="P2">sauver quitter</text:p>
                        </text:list-item>
                        <text:list-item>
                          <text:p text:style-name="P2">source ./.bashrc</text:p>
                        </text:list-item>
                        <text:list-item>
                          <text:p text:style-name="P2">peut tapper "ll" dans l'invite</text:p>
                        </text:list-item>
                      </text:list>
                    </text:list-item>
                  </text:list>
                </text:list-item>
                <text:list-item>
                  <text:p text:style-name="P2">changer de dossier</text:p>
                  <text:list>
                    <text:list-item>
                      <text:p text:style-name="P2">cd</text:p>
                    </text:list-item>
                    <text:list-item>
                      <text:p text:style-name="P2">descendre dans un sous-(sous-...)dossier du répertoire courant</text:p>
                      <text:list>
                        <text:list-item>
                          <text:p text:style-name="P2">cd ./sous-dossier</text:p>
                        </text:list-item>
                        <text:list-item>
                          <text:p text:style-name="P2">cd sous-dossier (bug pas étonnament, marche comme chemin relatif)</text:p>
                        </text:list-item>
                      </text:list>
                    </text:list-item>
                    <text:list-item>
                      <text:p text:style-name="P2">dossier parent : cd ..</text:p>
                    </text:list-item>
                    <text:list-item>
                      <text:p text:style-name="P2">ancètre : cd ../../.. etc</text:p>
                    </text:list-item>
                    <text:list-item>
                      <text:p text:style-name="P2"><text:soft-page-break/>maitriser chemins absolus et relatifs</text:p>
                    </text:list-item>
                    <text:list-item>
                      <text:p text:style-name="P2">revenir au home très simplement (2 manières : une simple + une ultra simple)</text:p>
                      <text:list>
                        <text:list-item>
                          <text:p text:style-name="P2">cd ~</text:p>
                        </text:list-item>
                        <text:list-item>
                          <text:p text:style-name="P2">cd</text:p>
                        </text:list-item>
                      </text:list>
                    </text:list-item>
                    <text:list-item>
                      <text:p text:style-name="P2">auto-complétion pour les chemins (rien de bien neuf mais prendre l'habitude)</text:p>
                      <text:list>
                        <text:list-item>
                          <text:p text:style-name="P2">tab ou tab tab</text:p>
                        </text:list-item>
                      </text:list>
                    </text:list-item>
                  </text:list>
                </text:list-item>
                <text:list-item>
                  <text:p text:style-name="P2">afficher récursivement les tailles...</text:p>
                  <text:list>
                    <text:list-item>
                      <text:p text:style-name="P2">Des dossiers (contenu compris) uniquement : du</text:p>
                    </text:list-item>
                    <text:list-item>
                      <text:p text:style-name="P2">avec les unités K M G etc : du -h <text:s/>(pb : correspond pas du tout... ???)</text:p>
                    </text:list-item>
                    <text:list-item>
                      <text:p text:style-name="P2">Des dossiers ET fichiers : du -a</text:p>
                    </text:list-item>
                    <text:list-item>
                      <text:p text:style-name="P2">uniquement du dossier courant (contenu compris) du -s</text:p>
                    </text:list-item>
                    <text:list-item>
                      <text:p text:style-name="P2">passer le chemin d'un autre dossier en paramètre : du (chemin)</text:p>
                    </text:list-item>
                  </text:list>
                </text:list-item>
              </text:list>
            </text:list-item>
            <text:list-item>
              <text:p text:style-name="P1">manipuler les fichiers</text:p>
              <text:list>
                <text:list-item>
                  <text:p text:style-name="P1">afficher un fichier (le lire)</text:p>
                  <text:list>
                    <text:list-item>
                      <text:p text:style-name="P1">deux commandes basiques pour ce faire</text:p>
                      <text:list>
                        <text:list-item>
                          <text:p text:style-name="P1">cat</text:p>
                        </text:list-item>
                        <text:list-item>
                          <text:p text:style-name="P1">less</text:p>
                        </text:list-item>
                        <text:list-item>
                          <text:p text:style-name="P1">(more non vue ici)</text:p>
                        </text:list-item>
                      </text:list>
                    </text:list-item>
                    <text:list-item>
                      <text:p text:style-name="P2">cat affiche tout le fichier d'un coup dans la console (cat fichier)</text:p>
                    </text:list-item>
                    <text:list-item>
                      <text:p text:style-name="P2">cat -n ficher : affiche avec les numéros de lignes</text:p>
                    </text:list-item>
                    <text:list-item>
                      <text:p text:style-name="P2">less affiche page par page. Affichage comme un programme a part, pas au milieu des autres commandes et disparaît avec q</text:p>
                    </text:list-item>
                    <text:list-item>
                      <text:p text:style-name="P2">less nomFichier</text:p>
                    </text:list-item>
                    <text:list-item>
                      <text:p text:style-name="P2">on voit pas more car vieille commande peu puissante avec peu d'options, mais comme less mais dans le terminal même</text:p>
                    </text:list-item>
                    <text:list-item>
                      <text:p text:style-name="P1">raccourcis pendant lecture less</text:p>
                      <text:list>
                        <text:list-item>
                          <text:p text:style-name="P1">espace : sauter une page</text:p>
                        </text:list-item>
                        <text:list-item>
                          <text:p text:style-name="P1">entrée : sauter une ligne</text:p>
                        </text:list-item>
                        <text:list-item>
                          <text:p text:style-name="P1">d : sauter une demi page</text:p>
                        </text:list-item>
                        <text:list-item>
                          <text:p text:style-name="P1">b : revenir en arrière d'une page (11 lignes plus précisément)</text:p>
                        </text:list-item>
                        <text:list-item>
                          <text:p text:style-name="P1">y : idem d'une ligne</text:p>
                        </text:list-item>
                        <text:list-item>
                          <text:p text:style-name="P1">u : idem d'une demi page (11 lignes plus précisément)</text:p>
                        </text:list-item>
                        <text:list-item>
                          <text:p text:style-name="P1">q : quitter</text:p>
                        </text:list-item>
                        <text:list-item>
                          <text:p text:style-name="P1">= : indiquer progression lecture (pourcentage / ligne)</text:p>
                        </text:list-item>
                        <text:list-item>
                          <text:p text:style-name="P1">h : afficher l'aide</text:p>
                        </text:list-item>
                        <text:list-item>
                          <text:p text:style-name="P1">/exp : faire une recherche textuelle (possibilité expressions régulières !!!)</text:p>
                        </text:list-item>
                        <text:list-item>
                          <text:p text:style-name="P1">n : aller à l'occurence suivante dans les résultats</text:p>
                        </text:list-item>
                        <text:list-item>
                          <text:p text:style-name="P1">N : aller à l'occurence précédente</text:p>
                        </text:list-item>
                      </text:list>
                    </text:list-item>
                  </text:list>
                </text:list-item>
                <text:list-item>
                  <text:p text:style-name="P1">afficher juste le début / la fin d'un fichier</text:p>
                  <text:list>
                    <text:list-item>
                      <text:p text:style-name="P1">deux commandes permettant de le faire</text:p>
                      <text:list>
                        <text:list-item>
                          <text:p text:style-name="P1">head</text:p>
                        </text:list-item>
                        <text:list-item>
                          <text:p text:style-name="P1">tail</text:p>
                        </text:list-item>
                      </text:list>
                    </text:list-item>
                    <text:list-item>
                      <text:p text:style-name="P1">head</text:p>
                      <text:list>
                        <text:list-item>
                          <text:p text:style-name="P1">utilité : affiche le début du fichier</text:p>
                        </text:list-item>
                        <text:list-item>
                          <text:p text:style-name="P1">comment l'utiliser : head fichier</text:p>
                        </text:list-item>
                        <text:list-item>
                          <text:p text:style-name="P1">un paramètre : head -n [nb] fichier pour afficher que les nb premières lignes</text:p>
                        </text:list-item>
                      </text:list>
                    </text:list-item>
                    <text:list-item>
                      <text:p text:style-name="P1">tail</text:p>
                      <text:list>
                        <text:list-item>
                          <text:p text:style-name="P1">utilité : affiche la fin du fichier</text:p>
                        </text:list-item>
                        <text:list-item>
                          <text:p text:style-name="P1">comment l'utiliser : tail fichier</text:p>
                        </text:list-item>
                        <text:list-item>
                          <text:p text:style-name="P1"><text:soft-page-break/>paramètre analog au précédent : tail -n [nb] fichier = les nb dernières lignes</text:p>
                        </text:list-item>
                        <text:list-item>
                          <text:p text:style-name="P1">un deuxième intéressant (dans quel cas ?)</text:p>
                          <text:list>
                            <text:list-item>
                              <text:p text:style-name="P1">tail -f</text:p>
                            </text:list-item>
                            <text:list-item>
                              <text:p text:style-name="P1">permet de suivre l'évolution en temps réel</text:p>
                            </text:list-item>
                          </text:list>
                        </text:list-item>
                        <text:list-item>
                          <text:p text:style-name="P1">un troisième associé au deuxième pour indiquer les intervalles de temps</text:p>
                          <text:list>
                            <text:list-item>
                              <text:p text:style-name="P1">tail -f -s [tps] (marche pas chez moi apparemment)</text:p>
                            </text:list-item>
                            <text:list-item>
                              <text:p text:style-name="P1">vérifie l'évolution toutes les tps secondes (nb réels acceptés avec "."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stopper une commande (déjà vu avant ? - trivial) : ctrl+C</text:p>
                    </text:list-item>
                  </text:list>
                </text:list-item>
                <text:list-item>
                  <text:p text:style-name="P1">créer des fichiers / dossiers</text:p>
                  <text:list>
                    <text:list-item>
                      <text:p text:style-name="P1">créer un fichier</text:p>
                      <text:list>
                        <text:list-item>
                          <text:p text:style-name="P1">commande : touch fichier</text:p>
                        </text:list-item>
                        <text:list-item>
                          <text:p text:style-name="P1">pas initialement prévue pour créer un fichier. Utilité de base : changer la date de dernière modification (aujourd'hui)</text:p>
                        </text:list-item>
                        <text:list-item>
                          <text:p text:style-name="P1">créer plusieurs fichiers en une commande : touch fic1 fic2 fic3...</text:p>
                        </text:list-item>
                      </text:list>
                    </text:list-item>
                    <text:list-item>
                      <text:p text:style-name="P1">créer un dossier</text:p>
                      <text:list>
                        <text:list-item>
                          <text:p text:style-name="P1">commande : mkdir</text:p>
                        </text:list-item>
                        <text:list-item>
                          <text:p text:style-name="P1">créer plusieurs dossiers en une commande : mkdir d1 d2 d3...</text:p>
                        </text:list-item>
                        <text:list-item>
                          <text:p text:style-name="P1">créer un dossier son sous dossier son sous-sous dossier etc récursivement (paramètre) : mkdir -p d1/d2/d3/</text:p>
                        </text:list-item>
                        <text:list-item>
                          <text:p text:style-name="P1">d'après mes tests</text:p>
                          <text:list>
                            <text:list-item>
                              <text:p text:style-name="P1">pas le droit de nommer un dossier comme un fichier</text:p>
                            </text:list-item>
                            <text:list-item>
                              <text:p text:style-name="P1">peut faire un touch sur un doss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copier ou déplacer un fichier</text:p>
                  <text:list>
                    <text:list-item>
                      <text:p text:style-name="P1">copier</text:p>
                      <text:list>
                        <text:list-item>
                          <text:p text:style-name="P1">des fichiers</text:p>
                          <text:list>
                            <text:list-item>
                              <text:p text:style-name="P1">commande : cp</text:p>
                            </text:list-item>
                            <text:list-item>
                              <text:p text:style-name="P1">deux paramètres : cp fichier copie</text:p>
                            </text:list-item>
                            <text:list-item>
                              <text:p text:style-name="P1">copier ailleurs (sous le même nom / nom différent)</text:p>
                              <text:list>
                                <text:list-item>
                                  <text:p text:style-name="P1">cp fichier dossier/</text:p>
                                </text:list-item>
                                <text:list-item>
                                  <text:p text:style-name="P1">cp fichier dossier/copi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es dossiers+contenus (param supplémentaire) : cp -R dossier</text:p>
                        </text:list-item>
                        <text:list-item>
                          <text:p text:style-name="P1">copier un ensemble de fichiers (dans un dossier) en utilisant les expressions régulières : cp *.jpg images/</text:p>
                        </text:list-item>
                      </text:list>
                    </text:list-item>
                    <text:list-item>
                      <text:p text:style-name="P1">commande pour "déplacer" un fichier / dossier</text:p>
                      <text:list>
                        <text:list-item>
                          <text:p text:style-name="P1">commande : mv</text:p>
                        </text:list-item>
                        <text:list-item>
                          <text:p text:style-name="P1">déplacer effectivement un fichier / dossier</text:p>
                          <text:list>
                            <text:list-item>
                              <text:p text:style-name="P1">commandes et paramètres : mv fichier dossier/</text:p>
                            </text:list-item>
                            <text:list-item>
                              <text:p text:style-name="P1">idem pour dossier (change ou pas ?) : change pas : mv dossier/ d/</text:p>
                            </text:list-item>
                            <text:list-item>
                              <text:p text:style-name="P1">utiliser les expressions régulières : mv *.jpg images</text:p>
                            </text:list-item>
                          </text:list>
                        </text:list-item>
                        <text:list-item>
                          <text:p text:style-name="P1">renommer un fichier (/ dossier ?)</text:p>
                          <text:list>
                            <text:list-item>
                              <text:p text:style-name="P1">commandes et paramètres : mv ficier fichier</text:p>
                            </text:list-item>
                            <text:list-item>
                              <text:p text:style-name="P1">déplacer ET renommer à la fois : mv ficier dossier/fichi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upprimer un fichier / dossier</text:p>
                  <text:list>
                    <text:list-item>
                      <text:p text:style-name="P1">commande : rm</text:p>
                    </text:list-item>
                    <text:list-item>
                      <text:p text:style-name="P1">attention : suppression définitive, pas de corbeille !!!</text:p>
                    </text:list-item>
                    <text:list-item>
                      <text:p text:style-name="P1">supprimer plusieurs fichiers : rm f1 f2 ...</text:p>
                    </text:list-item>
                    <text:list-item>
                      <text:p text:style-name="P1">demander au terminal de nous demander confirmation (paramètre) : rm -i fich</text:p>
                    </text:list-item>
                    <text:list-item>
                      <text:p text:style-name="P1">forcer la suppression (param) : rm -f fich</text:p>
                    </text:list-item>
                    <text:list-item>
                      <text:p text:style-name="P1">faire décrire à la console les destructions (param) : rm -v fich</text:p>
                    </text:list-item>
                    <text:list-item>
                      <text:p text:style-name="P1"><text:soft-page-break/>supprimer récursivement dossier et tout contenus (param) : rm -R dossier/</text:p>
                      <text:list>
                        <text:list-item>
                          <text:p text:style-name="P1">note : apparemment -R et -r ont même effet (garder réserve)</text:p>
                        </text:list-item>
                      </text:list>
                    </text:list-item>
                    <text:list-item>
                      <text:p text:style-name="P1">supprimer un dossier s'il est vide uniquement moins dangereux : rmdir dossier/</text:p>
                    </text:list-item>
                    <text:list-item>
                      <text:p text:style-name="P1">utiliser les expressions régulières : rm -rf ./*</text:p>
                    </text:list-item>
                    <text:list-item>
                      <text:p text:style-name="P1">a titre informatif : possible de supprimer tout le contenu de l'ordi en une commande : sudo rm -rf /*</text:p>
                    </text:list-item>
                  </text:list>
                </text:list-item>
                <text:list-item>
                  <text:p text:style-name="P1">créer des liens entre fichiers</text:p>
                  <text:list>
                    <text:list-item>
                      <text:p text:style-name="P1">commande : ln</text:p>
                    </text:list-item>
                    <text:list-item>
                      <text:p text:style-name="P1">deux sortes de liens</text:p>
                      <text:list>
                        <text:list-item>
                          <text:p text:style-name="P1">liens physiques / dures</text:p>
                        </text:list-item>
                        <text:list-item>
                          <text:p text:style-name="P1">liens symboliques (équivalent des raccourcis sous windows)</text:p>
                        </text:list-item>
                      </text:list>
                    </text:list-item>
                    <text:list-item>
                      <text:p text:style-name="P1">organisation fichiers dans DD sous linux</text:p>
                      <text:list>
                        <text:list-item>
                          <text:p text:style-name="P1">fichiers séparés en</text:p>
                          <text:list>
                            <text:list-item>
                              <text:p text:style-name="P1">nom</text:p>
                            </text:list-item>
                            <text:list-item>
                              <text:p text:style-name="P1">droits d'accés</text:p>
                            </text:list-item>
                            <text:list-item>
                              <text:p text:style-name="P1">contenu</text:p>
                            </text:list-item>
                          </text:list>
                        </text:list-item>
                        <text:list-item>
                          <text:p text:style-name="P1">on s'intéresse ici juste aux nom et contenu</text:p>
                        </text:list-item>
                        <text:list-item>
                          <text:p text:style-name="P1">inode = numéro d'identification associé à une des parties</text:p>
                        </text:list-item>
                      </text:list>
                    </text:list-item>
                    <text:list-item>
                      <text:p text:style-name="P1">liens physiques</text:p>
                      <text:list>
                        <text:list-item>
                          <text:p text:style-name="P1">le nom du fichier pointe vers l'inode directement</text:p>
                        </text:list-item>
                        <text:list-item>
                          <text:p text:style-name="P1">ce lien est comme un deuxième nom</text:p>
                        </text:list-item>
                        <text:list-item>
                          <text:p text:style-name="P1">note : possible pour les répertoires mais compliqué il faut paramètre je crois</text:p>
                        </text:list-item>
                        <text:list-item>
                          <text:p text:style-name="P1">commande : ln f1 f2</text:p>
                        </text:list-item>
                        <text:list-item>
                          <text:p text:style-name="P1">un lien dur apparaît dans le terminal comme un fichier classique</text:p>
                        </text:list-item>
                        <text:list-item>
                          <text:p text:style-name="P1">autre nom de ce type de lien : lien dur</text:p>
                        </text:list-item>
                        <text:list-item>
                          <text:p text:style-name="P1">rappel : deuxième colonne de ls -l indique le nombre de liens physiques</text:p>
                        </text:list-item>
                        <text:list-item>
                          <text:p text:style-name="P1">afficher le numéro d'inode avec un ls (paramètre) : ls -i</text:p>
                        </text:list-item>
                        <text:list-item>
                          <text:p text:style-name="P1">effet si on supprime un lien de ce type : rien de spé</text:p>
                        </text:list-item>
                        <text:list-item>
                          <text:p text:style-name="P1">pour supprimer le contenu du fichier, obligé de supprimer tous les liens durs. Supprimer l'originel ne suffit pas.</text:p>
                        </text:list-item>
                      </text:list>
                    </text:list-item>
                    <text:list-item>
                      <text:p text:style-name="P1">liens symboliques</text:p>
                      <text:list>
                        <text:list-item>
                          <text:p text:style-name="P1">lien pointe vers nom du fichier pas vers inode</text:p>
                        </text:list-item>
                        <text:list-item>
                          <text:p text:style-name="P1">paramètre à ajouter à la commande d'avant : ln -s f1 f2</text:p>
                        </text:list-item>
                        <text:list-item>
                          <text:p text:style-name="P1">note : mac ne respecte apparemment pas la casse !!!</text:p>
                        </text:list-item>
                        <text:list-item>
                          <text:p text:style-name="P1">dans le terminal : infos du lien suivi de → et du nom/chemin du fichier pointé</text:p>
                        </text:list-item>
                        <text:list-item>
                          <text:p text:style-name="P1">lien pointe vers rien si on supprime le fichier originel. Appelé "lien mort".</text:p>
                        </text:list-item>
                        <text:list-item>
                          <text:p text:style-name="P1">fonctionnent sur des répertoir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es utilisateurs et les droits</text:p>
              <text:list>
                <text:list-item>
                  <text:p text:style-name="P1">intro</text:p>
                  <text:list>
                    <text:list-item>
                      <text:p text:style-name="P1">linux est multiutilisateur</text:p>
                    </text:list-item>
                    <text:list-item>
                      <text:p text:style-name="P1">→ plusieurs personnes peuvent s'y connecter en même temps</text:p>
                    </text:list-item>
                    <text:list-item>
                      <text:p text:style-name="P1">(via console a distance nottament)</text:p>
                    </text:list-item>
                    <text:list-item>
                      <text:p text:style-name="P1">chaque utilisateur a son compte perso</text:p>
                    </text:list-item>
                    <text:list-item>
                      <text:p text:style-name="P1">chaque utilisateur a des droits</text:p>
                    </text:list-item>
                    <text:list-item>
                      <text:p text:style-name="P1">c'est ces droits qu'on va étudier ici</text:p>
                    </text:list-item>
                  </text:list>
                </text:list-item>
                <text:list-item>
                  <text:p text:style-name="P1">sudo : exécuter une commande en root</text:p>
                  <text:list>
                    <text:list-item>
                      <text:p text:style-name="P1">intro</text:p>
                      <text:list>
                        <text:list-item>
                          <text:p text:style-name="P1">utilisateurs classiques = pas tous les droits par sécurité</text:p>
                        </text:list-item>
                        <text:list-item>
                          <text:p text:style-name="P1">mais peut passer en mode root pour avoir tous les droits</text:p>
                        </text:list-item>
                      </text:list>
                    </text:list-item>
                    <text:list-item>
                      <text:p text:style-name="P1"><text:soft-page-break/>l'organisation des utilisateurs sous linux</text:p>
                      <text:list>
                        <text:list-item>
                          <text:p text:style-name="P1">on peut créer autant d'utilisateurs qu'on veut</text:p>
                        </text:list-item>
                        <text:list-item>
                          <text:p text:style-name="P1">ils sont répartis dans des groupes</text:p>
                        </text:list-item>
                        <text:list-item>
                          <text:p text:style-name="P1">l'utilisateur root est un utilisateur spécial (le superutilisateur)</text:p>
                        </text:list-item>
                        <text:list-item>
                          <text:p text:style-name="P1">on évite tant que possible de passer en root. Protège de :</text:p>
                          <text:list>
                            <text:list-item>
                              <text:p text:style-name="P1">fausses manipulations</text:p>
                            </text:list-item>
                            <text:list-item>
                              <text:p text:style-name="P1">virus (peut tout faire en root, même détruire l'ordi)</text:p>
                            </text:list-item>
                          </text:list>
                        </text:list-item>
                        <text:list-item>
                          <text:p text:style-name="P1">windows connecte en root par défaut, c'est pourquoi les virus sont si dangereux !</text:p>
                        </text:list-item>
                        <text:list-item>
                          <text:p text:style-name="P1">ubuntu est l'une des seules distributions a interdire de se connecter au démarrage en root</text:p>
                        </text:list-item>
                      </text:list>
                    </text:list-item>
                    <text:list-item>
                      <text:p text:style-name="P1">devenir root un instant</text:p>
                      <text:list>
                        <text:list-item>
                          <text:p text:style-name="P1">impossible de se connecter directement en root au démarrage</text:p>
                        </text:list-item>
                        <text:list-item>
                          <text:p text:style-name="P1">possible de devenir temporairement root grâce à commande sudo</text:p>
                        </text:list-item>
                        <text:list-item>
                          <text:p text:style-name="P1">sudo = Substitute User DO</text:p>
                        </text:list-item>
                        <text:list-item>
                          <text:p text:style-name="P1">exécuter UNE commande en root : sudo commande-a-exécuter-en-root</text:p>
                        </text:list-item>
                        <text:list-item>
                          <text:p text:style-name="P1">passer en root et le rester : sudo su</text:p>
                        </text:list-item>
                        <text:list-item>
                          <text:p text:style-name="P1">quitter le mode sudo : ctrl+D ou exit (déjà vu pour quitter tout court)</text:p>
                        </text:list-item>
                        <text:list-item>
                          <text:p text:style-name="P1">possible dans d'autres distributions de se connecter juste avec su</text:p>
                        </text:list-item>
                        <text:list-item>
                          <text:p text:style-name="P1">su – rajoute des programmes accessibles seulement a root et place dans /root</text:p>
                        </text:list-item>
                      </text:list>
                    </text:list-item>
                  </text:list>
                </text:list-item>
                <text:list-item>
                  <text:p text:style-name="P1">adduser : gestion des utilisateurs</text:p>
                  <text:list>
                    <text:list-item>
                      <text:p text:style-name="P1">intro</text:p>
                      <text:list>
                        <text:list-item>
                          <text:p text:style-name="P1">ajout et suppression d'utilisateurs réservés a root, refusés normalement</text:p>
                        </text:list-item>
                      </text:list>
                    </text:list-item>
                    <text:list-item>
                      <text:p text:style-name="P1">note perso mac</text:p>
                      <text:list>
                        <text:list-item>
                          <text:p text:style-name="P1">TOUT CA MARCHE PAS sous mac (doit y avoir autre moyen)</text:p>
                        </text:list-item>
                        <text:list-item>
                          <text:p text:style-name="P1">adduser et deluser uniquement sous debian</text:p>
                        </text:list-item>
                        <text:list-item>
                          <text:p text:style-name="P1">selon <text:a xlink:type="simple" xlink:href="mailto:m@teo21">m@teo21</text:a></text:p>
                          <text:list>
                            <text:list-item>
                              <text:p text:style-name="P1">sous tous les descendants unix non debien : useradd et userdel</text:p>
                            </text:list-item>
                            <text:list-item>
                              <text:p text:style-name="P1">différent : créait session sans mdp par défaut</text:p>
                            </text:list-item>
                          </text:list>
                        </text:list-item>
                        <text:list-item>
                          <text:p text:style-name="P1">dans les faits : marche pas non plus chez moi</text:p>
                        </text:list-item>
                      </text:list>
                    </text:list-item>
                    <text:list-item>
                      <text:p text:style-name="P1">adduser : ajouter un utilisateur</text:p>
                      <text:list>
                        <text:list-item>
                          <text:p text:style-name="P1">syntaxe : adduser nomUtilisateur</text:p>
                        </text:list-item>
                        <text:list-item>
                          <text:p text:style-name="P1">conditions</text:p>
                          <text:list>
                            <text:list-item>
                              <text:p text:style-name="P1">avoir faire sudo su avant ou </text:p>
                            </text:list-item>
                            <text:list-item>
                              <text:p text:style-name="P1">faire direct sudo adduser nom</text:p>
                            </text:list-item>
                          </text:list>
                        </text:list-item>
                        <text:list-item>
                          <text:p text:style-name="P1">on doit en suite lui choisir un mdp</text:p>
                        </text:list-item>
                        <text:list-item>
                          <text:p text:style-name="P1">le terminal nous demande en suite coordonnées personnelles, laisser vide et taper entrée si on veut pas</text:p>
                        </text:list-item>
                      </text:list>
                    </text:list-item>
                    <text:list-item>
                      <text:p text:style-name="P1">passwd : changer le mot de passe</text:p>
                      <text:list>
                        <text:list-item>
                          <text:p text:style-name="P1">syntaxe : passwd nomUtilisateur</text:p>
                        </text:list-item>
                        <text:list-item>
                          <text:p text:style-name="P1">ou passwd tout court pour changer mdp utilisateur "courant"</text:p>
                        </text:list-item>
                      </text:list>
                    </text:list-item>
                    <text:list-item>
                      <text:p text:style-name="P1">deluser : supprimer un compte</text:p>
                      <text:list>
                        <text:list-item>
                          <text:p text:style-name="P1">syntaxe : deluser nomUtilisateur</text:p>
                        </text:list-item>
                        <text:list-item>
                          <text:p text:style-name="P1">si on supprime son propre compte, vu que ubuntu interdit de démarrer en root, on pourra plus démarrer</text:p>
                        </text:list-item>
                        <text:list-item>
                          <text:p text:style-name="P1">deluser par défaut supprime pas son répertoire personnel !!!</text:p>
                        </text:list-item>
                        <text:list-item>
                          <text:p text:style-name="P1">pour ce faire : deluser –remove-home nomUtilisateur</text:p>
                        </text:list-item>
                      </text:list>
                    </text:list-item>
                  </text:list>
                </text:list-item>
                <text:list-item>
                  <text:p text:style-name="P1">addgroup : gestion des groupes</text:p>
                  <text:list>
                    <text:list-item>
                      <text:p text:style-name="P1">quand on créé un utilisateur, par défaut, il appartient a un groupe portant son <text:soft-page-break/>propre nom et dont il est le seul membre. Sauf sous mac (du moins chez moi) : staff pour moi</text:p>
                    </text:list-item>
                    <text:list-item>
                      <text:p text:style-name="P1">ls -l dans home pour regarder</text:p>
                      <text:list>
                        <text:list-item>
                          <text:p text:style-name="P1">les utilisateurs (3ème colonne)</text:p>
                        </text:list-item>
                        <text:list-item>
                          <text:p text:style-name="P1">les groupes (4ème colonne)</text:p>
                        </text:list-item>
                      </text:list>
                    </text:list-item>
                    <text:list-item>
                      <text:p text:style-name="P1">addgroup groupe pour ajouter un groupe</text:p>
                    </text:list-item>
                    <text:list-item>
                      <text:p text:style-name="P1">modifier un utilisateur : commande usermod</text:p>
                      <text:list>
                        <text:list-item>
                          <text:p text:style-name="P1">paramètres</text:p>
                          <text:list>
                            <text:list-item>
                              <text:p text:style-name="P1">-l : modifie le nom de l'utilisateur (mais pas de son home !!!)</text:p>
                            </text:list-item>
                            <text:list-item>
                              <text:p text:style-name="P1">-g : change son groupe</text:p>
                            </text:list-item>
                          </text:list>
                        </text:list-item>
                        <text:list-item>
                          <text:p text:style-name="P1">changer le groupe d'un utilisateur : usermod -g groupe utilisateur</text:p>
                        </text:list-item>
                        <text:list-item>
                          <text:p text:style-name="P1">affecter plusieurs groupes a un utilisateur</text:p>
                          <text:list>
                            <text:list-item>
                              <text:p text:style-name="P1">usermod -G g1,g2,g3... utilisateur</text:p>
                            </text:list-item>
                            <text:list-item>
                              <text:p text:style-name="P1">syntaxe : séparés par des virgules sans espaces !!!</text:p>
                            </text:list-item>
                            <text:list-item>
                              <text:p text:style-name="P1">supprime son (ses) ancien(s) groupe(s)</text:p>
                            </text:list-item>
                          </text:list>
                        </text:list-item>
                        <text:list-item>
                          <text:p text:style-name="P1">ajouter des groupes a un utilisateur sans supprimer les anciens</text:p>
                          <text:list>
                            <text:list-item>
                              <text:p text:style-name="P1">usermod -aG g4,g5 utilisateu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lgroup : supprimer un groupe</text:p>
                      <text:list>
                        <text:list-item>
                          <text:p text:style-name="P1">delgroup groupe</text:p>
                        </text:list-item>
                      </text:list>
                    </text:list-item>
                    <text:list-item>
                      <text:p text:style-name="P1">notes</text:p>
                      <text:list>
                        <text:list-item>
                          <text:p text:style-name="P1">addgroup et delgroup ne marchent que sous debian</text:p>
                        </text:list-item>
                        <text:list-item>
                          <text:p text:style-name="P1">sous autres OS (d'après <text:a xlink:type="simple" xlink:href="mailto:m@teo21">m@teo21</text:a> mais marche pas chez moi) :</text:p>
                        </text:list-item>
                        <text:list-item>
                          <text:p text:style-name="P1">groupadd groupdel</text:p>
                        </text:list-item>
                      </text:list>
                    </text:list-item>
                  </text:list>
                </text:list-item>
                <text:list-item>
                  <text:p text:style-name="P1">chown : gestion des propriétaires d'un fichier</text:p>
                  <text:list>
                    <text:list-item>
                      <text:p text:style-name="P1">ls : possibilité de passer un fichier / une expression régulière en param</text:p>
                      <text:list>
                        <text:list-item>
                          <text:p text:style-name="P1">ls -l fichier pour avoir les infos dessus</text:p>
                        </text:list-item>
                        <text:list-item>
                          <text:p text:style-name="P1">ls *.jpg pour avoir les images</text:p>
                        </text:list-item>
                      </text:list>
                    </text:list-item>
                    <text:list-item>
                      <text:p text:style-name="P1">syntaxe changer propriétaire : chown nouveau-prop fichier</text:p>
                    </text:list-item>
                    <text:list-item>
                      <text:p text:style-name="P1">changer le propriétaire ne change pas le groupe !!! (bizarre)</text:p>
                    </text:list-item>
                    <text:list-item>
                      <text:p text:style-name="P1">chgrp pour changer le groupe propriétaire d'un fichier</text:p>
                    </text:list-item>
                    <text:list-item>
                      <text:p text:style-name="P1">syntaxe : chgrp groupe fichier</text:p>
                    </text:list-item>
                    <text:list-item>
                      <text:p text:style-name="P1">deux en un (prop+groupe) : chown prop:groupe fichier</text:p>
                    </text:list-item>
                    <text:list-item>
                      <text:p text:style-name="P1">affectation récursive : -R (chown -R prop:groupe fichier)</text:p>
                    </text:list-item>
                  </text:list>
                </text:list-item>
                <text:list-item>
                  <text:p text:style-name="P1">chmod : modifier les droits d'accés</text:p>
                  <text:list>
                    <text:list-item>
                      <text:p text:style-name="P1">le fonctionnement des droits</text:p>
                      <text:list>
                        <text:list-item>
                          <text:p text:style-name="P1">trivial : ls -l pour visualiser les droits</text:p>
                        </text:list-item>
                        <text:list-item>
                          <text:p text:style-name="P1">décomposer affichage droits</text:p>
                          <text:list>
                            <text:list-item>
                              <text:p text:style-name="P1">un caractère pour dossier/fichier</text:p>
                              <text:list>
                                <text:list-item>
                                  <text:p text:style-name="P1">d pour dossier</text:p>
                                </text:list-item>
                                <text:list-item>
                                  <text:p text:style-name="P1">- pour fichier</text:p>
                                </text:list-item>
                              </text:list>
                            </text:list-item>
                            <text:list-item>
                              <text:p text:style-name="P1">3 pour l'utilisateur</text:p>
                              <text:list>
                                <text:list-item>
                                  <text:p text:style-name="P1">premier pour le droit de lecture</text:p>
                                  <text:list>
                                    <text:list-item>
                                      <text:p text:style-name="P1">r = droit de lecture</text:p>
                                    </text:list-item>
                                    <text:list-item>
                                      <text:p text:style-name="P1">- = pas le droit</text:p>
                                    </text:list-item>
                                  </text:list>
                                </text:list-item>
                                <text:list-item>
                                  <text:p text:style-name="P1">deuxième pour droit d'écriture (w)</text:p>
                                </text:list-item>
                                <text:list-item>
                                  <text:p text:style-name="P1">troisième pour droit d'exécution (x)</text:p>
                                </text:list-item>
                              </text:list>
                            </text:list-item>
                            <text:list-item>
                              <text:p text:style-name="P1">3 pour le groupe (analogue)</text:p>
                            </text:list-item>
                            <text:list-item>
                              <text:p text:style-name="P1">3 pour les autres (analogue)</text:p>
                            </text:list-item>
                            <text:list-item>
                              <text:p text:style-name="P1">eventuellement @ pour les liens</text:p>
                            </text:list-item>
                          </text:list>
                        </text:list-item>
                        <text:list-item>
                          <text:p text:style-name="P1"><text:soft-page-break/>root a TOUS les droits sur TOUT</text:p>
                        </text:list-item>
                      </text:list>
                    </text:list-item>
                    <text:list-item>
                      <text:p text:style-name="P1">chmod : modifier les droits d'accés</text:p>
                      <text:list>
                        <text:list-item>
                          <text:p text:style-name="P1">avec des chiffres</text:p>
                          <text:list>
                            <text:list-item>
                              <text:p text:style-name="P1">syntaxe : chmod xxx fichier</text:p>
                            </text:list-item>
                            <text:list-item>
                              <text:p text:style-name="P1">xxx</text:p>
                              <text:list>
                                <text:list-item>
                                  <text:p text:style-name="P1">premier chiffre designe les droits de l'utilisateur</text:p>
                                </text:list-item>
                                <text:list-item>
                                  <text:p text:style-name="P1">deuxième : du groupe</text:p>
                                </text:list-item>
                                <text:list-item>
                                  <text:p text:style-name="P1">troisième : des autres</text:p>
                                </text:list-item>
                              </text:list>
                            </text:list-item>
                            <text:list-item>
                              <text:p text:style-name="P1">correspondance chiffre / droits</text:p>
                              <text:list>
                                <text:list-item>
                                  <text:p text:style-name="P1">on part de 0</text:p>
                                </text:list-item>
                                <text:list-item>
                                  <text:p text:style-name="P1">on ajoute 4 si les gens designés par le chiffre ont droit de lecture</text:p>
                                </text:list-item>
                                <text:list-item>
                                  <text:p text:style-name="P1">+2 si droits d'écriture</text:p>
                                </text:list-item>
                                <text:list-item>
                                  <text:p text:style-name="P1">+1 si droits d'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je veux que fichier, appartenant a fred et au groupe groupe, ait</text:p>
                                  <text:list>
                                    <text:list-item>
                                      <text:p text:style-name="P1">pour moi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écri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 groupe</text:p>
                                      <text:list>
                                        <text:list-item>
                                          <text:p text:style-name="P1">droit de lecture</text:p>
                                        </text:list-item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">pour les autres</text:p>
                                      <text:list>
                                        <text:list-item>
                                          <text:p text:style-name="P1">droit d'exécu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">solution :</text:p>
                                  <text:list>
                                    <text:list-item>
                                      <text:p text:style-name="P1">chmod xyz fichier avec</text:p>
                                    </text:list-item>
                                    <text:list-item>
                                      <text:p text:style-name="P1">x = 4+2+1 = 7</text:p>
                                    </text:list-item>
                                    <text:list-item>
                                      <text:p text:style-name="P1">y = 4+1 = 5</text:p>
                                    </text:list-item>
                                    <text:list-item>
                                      <text:p text:style-name="P1">z = 1</text:p>
                                    </text:list-item>
                                  </text:list>
                                </text:list-item>
                                <text:list-item>
                                  <text:p text:style-name="P1">donc chmod 751 fichier</text:p>
                                </text:list-item>
                              </text:list>
                            </text:list-item>
                            <text:list-item>
                              <text:p text:style-name="P1">traduction bijective valeurs / droits</text:p>
                              <text:list>
                                <text:list-item>
                                  <text:p text:style-name="P1">valeurs → droits</text:p>
                                  <text:list>
                                    <text:list-item>
                                      <text:p text:style-name="P1">0 = aucun droits = ---</text:p>
                                    </text:list-item>
                                    <text:list-item>
                                      <text:p text:style-name="P1">1 = droits d'exécution = --x</text:p>
                                    </text:list-item>
                                    <text:list-item>
                                      <text:p text:style-name="P1">2 = droits d'écriture = -w-</text:p>
                                    </text:list-item>
                                    <text:list-item>
                                      <text:p text:style-name="P1">3 = droits d'exécution et d'écriture = -wx</text:p>
                                    </text:list-item>
                                    <text:list-item>
                                      <text:p text:style-name="P1">4 = droits de lecture = r--</text:p>
                                    </text:list-item>
                                    <text:list-item>
                                      <text:p text:style-name="P1">5 = droits de lecture et d'exécution = r-x</text:p>
                                    </text:list-item>
                                    <text:list-item>
                                      <text:p text:style-name="P1">6 = droits de lecture et d'écriture = rw-</text:p>
                                    </text:list-item>
                                    <text:list-item>
                                      <text:p text:style-name="P1">7 = tous les droits = rwx</text:p>
                                    </text:list-item>
                                  </text:list>
                                </text:list-item>
                                <text:list-item>
                                  <text:p text:style-name="P1">remarque : c'est du calcul binaire</text:p>
                                  <text:list>
                                    <text:list-item>
                                      <text:p text:style-name="P1">on fait les calculs sur 3 bits</text:p>
                                    </text:list-item>
                                    <text:list-item>
                                      <text:p text:style-name="P1">bit de poids fort = lecture : 4 = 100 = r--</text:p>
                                    </text:list-item>
                                    <text:list-item>
                                      <text:p text:style-name="P1">bit du milieu = écriture : 2 = 010 = -w-</text:p>
                                    </text:list-item>
                                    <text:list-item>
                                      <text:p text:style-name="P1">bit de poids faible = exécution : 1 = 001 = --x</text:p>
                                    </text:list-item>
                                    <text:list-item>
                                      <text:p text:style-name="P1">ex : 6 = 110 = rw-</text:p>
                                    </text:list-item>
                                  </text:list>
                                </text:list-item>
                                <text:list-item>
                                  <text:p text:style-name="P1">droits → valeurs</text:p>
                                  <text:list>
                                    <text:list-item>
                                      <text:p text:style-name="P1">--- = 000 = 0</text:p>
                                    </text:list-item>
                                    <text:list-item>
                                      <text:p text:style-name="P1">r-- = 100 = 4</text:p>
                                    </text:list-item>
                                    <text:list-item>
                                      <text:p text:style-name="P1"><text:soft-page-break/>-w- = 010 = 2</text:p>
                                    </text:list-item>
                                    <text:list-item>
                                      <text:p text:style-name="P1">--x = 001 = 1</text:p>
                                    </text:list-item>
                                    <text:list-item>
                                      <text:p text:style-name="P1">rw- = 110 = 6</text:p>
                                    </text:list-item>
                                    <text:list-item>
                                      <text:p text:style-name="P1">r-x = 101 = 5</text:p>
                                    </text:list-item>
                                    <text:list-item>
                                      <text:p text:style-name="P1">-wx = 011 = 3</text:p>
                                    </text:list-item>
                                    <text:list-item>
                                      <text:p text:style-name="P1">rwx = 111 = 7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droit maximal : chmod 777</text:p>
                            </text:list-item>
                          </text:list>
                        </text:list-item>
                        <text:list-item>
                          <text:p text:style-name="P1">avec des lettres</text:p>
                          <text:list>
                            <text:list-item>
                              <text:p text:style-name="P1">chmod a*x fichier</text:p>
                            </text:list-item>
                            <text:list-item>
                              <text:p text:style-name="P1">a*x (choix perso arbitraire pour mon exemple)</text:p>
                              <text:list>
                                <text:list-item>
                                  <text:p text:style-name="P1">a : personnes visées</text:p>
                                </text:list-item>
                                <text:list-item>
                                  <text:p text:style-name="P1">* : ajout/suppression/affectation</text:p>
                                </text:list-item>
                                <text:list-item>
                                  <text:p text:style-name="P1">x : droits</text:p>
                                </text:list-item>
                              </text:list>
                            </text:list-item>
                            <text:list-item>
                              <text:p text:style-name="P1">personnes visées</text:p>
                              <text:list>
                                <text:list-item>
                                  <text:p text:style-name="P1">u = utilisateur</text:p>
                                </text:list-item>
                                <text:list-item>
                                  <text:p text:style-name="P1">g = groupe</text:p>
                                </text:list-item>
                                <text:list-item>
                                  <text:p text:style-name="P1">o = autres</text:p>
                                </text:list-item>
                              </text:list>
                            </text:list-item>
                            <text:list-item>
                              <text:p text:style-name="P1">que faire des droits</text:p>
                              <text:list>
                                <text:list-item>
                                  <text:p text:style-name="P1">+ = ajouter des droits (suivi des droits a ajouter pour"a")</text:p>
                                </text:list-item>
                                <text:list-item>
                                  <text:p text:style-name="P1">- = supprimer (suivi des droits a supprimer)</text:p>
                                </text:list-item>
                                <text:list-item>
                                  <text:p text:style-name="P1">= = affecter (suivi des droits a affecter, et de "-" pour tout retirer)</text:p>
                                </text:list-item>
                              </text:list>
                            </text:list-item>
                            <text:list-item>
                              <text:p text:style-name="P1">droits</text:p>
                              <text:list>
                                <text:list-item>
                                  <text:p text:style-name="P1">r = lecture</text:p>
                                </text:list-item>
                                <text:list-item>
                                  <text:p text:style-name="P1">w = écriture</text:p>
                                </text:list-item>
                                <text:list-item>
                                  <text:p text:style-name="P1">x = exécution</text:p>
                                </text:list-item>
                              </text:list>
                            </text:list-item>
                            <text:list-item>
                              <text:p text:style-name="P1">exemple</text:p>
                              <text:list>
                                <text:list-item>
                                  <text:p text:style-name="P1">chmod g+r fichier // ajoute le droit de lecture</text:p>
                                </text:list-item>
                                <text:list-item>
                                  <text:p text:style-name="P1">chmod o=wx fichier // auront droit d'écrire et d'exécuter mais pas de lir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-R = récursif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nano, l'éditeur de texte du débutant</text:p>
              <text:list>
                <text:list-item>
                  <text:p text:style-name="P1">intro</text:p>
                  <text:list>
                    <text:list-item>
                      <text:p text:style-name="P1">sert a écrire du texte en console</text:p>
                    </text:list-item>
                    <text:list-item>
                      <text:p text:style-name="P1">3 éditeurs de textes en console a connaître</text:p>
                      <text:list>
                        <text:list-item>
                          <text:p text:style-name="P1">nano</text:p>
                        </text:list-item>
                        <text:list-item>
                          <text:p text:style-name="P1">vim</text:p>
                        </text:list-item>
                        <text:list-item>
                          <text:p text:style-name="P1">emacs</text:p>
                        </text:list-item>
                      </text:list>
                    </text:list-item>
                  </text:list>
                </text:list-item>
                <text:list-item>
                  <text:p text:style-name="P1">premiers pas</text:p>
                  <text:list>
                    <text:list-item>
                      <text:p text:style-name="P1">intro</text:p>
                      <text:list>
                        <text:list-item>
                          <text:p text:style-name="P1">nano est ultra simple et léger, d'où son nom</text:p>
                        </text:list-item>
                        <text:list-item>
                          <text:p text:style-name="P1">éditeur de texte, pas traitement de texte (s'occupe du fond pas de la forme)</text:p>
                        </text:list-item>
                        <text:list-item>
                          <text:p text:style-name="P1">très utilile surtout pour programmer</text:p>
                        </text:list-item>
                        <text:list-item>
                          <text:p text:style-name="P1">on modifiera, une fois qu'on maitrisera nano, les fichiers nanorc et bashrc pour personnaliser nano et la console</text:p>
                        </text:list-item>
                      </text:list>
                    </text:list-item>
                    <text:list-item>
                      <text:p text:style-name="P1">pour ouvrir nano dans la console : commande nano (c'est tout)</text:p>
                    </text:list-item>
                    <text:list-item>
                      <text:p text:style-name="P1">les raccourcis claviers de nano</text:p>
                      <text:list>
                        <text:list-item>
                          <text:p text:style-name="P1">principaux raccourcis notés en bas</text:p>
                        </text:list-item>
                        <text:list-item>
                          <text:p text:style-name="P1">page up page down pour se balader dans nano</text:p>
                        </text:list-item>
                        <text:list-item>
                          <text:p text:style-name="P1">escape + x cache l'aide avec les raccourcis</text:p>
                        </text:list-item>
                        <text:list-item>
                          <text:p text:style-name="P1"><text:soft-page-break/>recherche</text:p>
                          <text:list>
                            <text:list-item>
                              <text:p text:style-name="P1">ctrl + W + champs recherché + entrée lance une recherche dans le fichier</text:p>
                            </text:list-item>
                            <text:list-item>
                              <text:p text:style-name="P1">ctrl + C pour sortir du mode recherche</text:p>
                            </text:list-item>
                            <text:list-item>
                              <text:p text:style-name="P1">ctrl + W + entrée pour aller a l'occurence suivante</text:p>
                            </text:list-item>
                          </text:list>
                        </text:list-item>
                        <text:list-item>
                          <text:p text:style-name="P1">enregistrer et quitter</text:p>
                          <text:list>
                            <text:list-item>
                              <text:p text:style-name="P1">ctrl + o pour enregistrer</text:p>
                            </text:list-item>
                            <text:list-item>
                              <text:p text:style-name="P1">ctrl + x pour quitter (si on a pas sauvé, propose de le faire)</text:p>
                            </text:list-item>
                            <text:list-item>
                              <text:p text:style-name="P1">après ctrl + x, pendant demande de confirmation, ctrl + c annule ctrl + x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 paramètres de la commande nano</text:p>
                      <text:list>
                        <text:list-item>
                          <text:p text:style-name="P1">nano fichier</text:p>
                          <text:list>
                            <text:list-item>
                              <text:p text:style-name="P1">ouvre le fichier "fichier" s'il existe</text:p>
                            </text:list-item>
                            <text:list-item>
                              <text:p text:style-name="P1">le cré sinon</text:p>
                            </text:list-item>
                          </text:list>
                        </text:list-item>
                        <text:list-item>
                          <text:p text:style-name="P1">activer la souris en console : -m</text:p>
                        </text:list-item>
                        <text:list-item>
                          <text:p text:style-name="P1">alinéa intelligent pour la programmation (répercuté sur lignes suivantes) : -i</text:p>
                        </text:list-item>
                        <text:list-item>
                          <text:p text:style-name="P1">retour début ligne intelligent prog (premier caractère post-alinéa) : -A</text:p>
                        </text:list-item>
                      </text:list>
                    </text:list-item>
                  </text:list>
                </text:list-item>
                <text:list-item>
                  <text:p text:style-name="P3">configurer nano avec nanorc</text:p>
                  <text:list>
                    <text:list-item>
                      <text:p text:style-name="P3">intro</text:p>
                      <text:list>
                        <text:list-item>
                          <text:p text:style-name="P3">fichier de configuration de nano : .nanorc</text:p>
                        </text:list-item>
                        <text:list-item>
                          <text:p text:style-name="P3">situé dans le home</text:p>
                        </text:list-item>
                        <text:list-item>
                          <text:p text:style-name="P3">s'il n'existe pas, on peut le créer</text:p>
                        </text:list-item>
                        <text:list-item>
                          <text:p text:style-name="P3">fichier lu par nano a chaque fois que nano est lancé</text:p>
                        </text:list-item>
                      </text:list>
                    </text:list-item>
                    <text:list-item>
                      <text:p text:style-name="P3">création du .nanorc</text:p>
                      <text:list>
                        <text:list-item>
                          <text:p text:style-name="P3">pour le créer (création avec nano vue avant), dans ~ : nano .nanorc</text:p>
                        </text:list-item>
                        <text:list-item>
                          <text:p text:style-name="P3">syntaxe ordres donnés a nano</text:p>
                          <text:list>
                            <text:list-item>
                              <text:p text:style-name="P3">un par ligne</text:p>
                            </text:list-item>
                            <text:list-item>
                              <text:p text:style-name="P3">consiste en une activation / désactivation d'une option</text:p>
                            </text:list-item>
                            <text:list-item>
                              <text:p text:style-name="P3">syntaxe</text:p>
                              <text:list>
                                <text:list-item>
                                  <text:p text:style-name="P3">set optionAActiver</text:p>
                                </text:list-item>
                                <text:list-item>
                                  <text:p text:style-name="P3">unset optionADesactiver</text:p>
                                </text:list-item>
                              </text:list>
                            </text:list-item>
                            <text:list-item>
                              <text:p text:style-name="P3">note : il ne s'agit pas d'activer la possibilité de passer quelque chose en paramètre, mais au contraire de faire qu'il n'y a même plus besoin de le passer en paramètre</text:p>
                            </text:list-item>
                            <text:list-item>
                              <text:p text:style-name="P3">ex : set mouse fait que "nano fichier" équivaut a "nano -m fichier"</text:p>
                            </text:list-item>
                            <text:list-item>
                              <text:p text:style-name="P3">3 options</text:p>
                              <text:list>
                                <text:list-item>
                                  <text:p text:style-name="P3">set mouse (-m) // ne semble pas marcher chez moi</text:p>
                                </text:list-item>
                                <text:list-item>
                                  <text:p text:style-name="P3">set autoindent (-i)</text:p>
                                </text:list-item>
                                <text:list-item>
                                  <text:p text:style-name="P3">set smarthome (-A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le nanorc global et la coloration syntaxique</text:p>
                          <text:list>
                            <text:list-item>
                              <text:p text:style-name="P3">notre .nanorc ne marche que pour nous, pas pour autres utilisateurs</text:p>
                            </text:list-item>
                            <text:list-item>
                              <text:p text:style-name="P3">/etc/nanorc marche pour tout le monde (pas .nanorc mais nanorc)</text:p>
                            </text:list-item>
                            <text:list-item>
                              <text:p text:style-name="P3">ne peut être modifié qu'en root (sudo nano /etc/nanorc)</text:p>
                            </text:list-item>
                            <text:list-item>
                              <text:p text:style-name="P3"># pour commentaire sur une ligne sous nano</text:p>
                            </text:list-item>
                            <text:list-item>
                              <text:p text:style-name="P3">/etc/nanorc est sensé être rempli de commentaires explicatifs, mais pas chez moi</text:p>
                            </text:list-item>
                            <text:list-item>
                              <text:p text:style-name="P3">cours fourni commandes permettant de colorer texte C html etc (marche pas chez moi)</text:p>
                              <text:list>
                                <text:list-item>
                                  <text:p text:style-name="P6">## Nanorc files # include "/usr/share/nano/nanorc.nanorc"   ## C/C++ # include "/usr/share/nano/c.nanorc"   ## HTML # include "/usr/share/nano/html.nanorc"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onfigurer sa console avec /bashrc</text:p>
                      <text:list>
                        <text:list-item>
                          <text:p text:style-name="P3"><text:soft-page-break/>ouvrir .bashrc : sudo nano ~/.bashrc</text:p>
                        </text:list-item>
                        <text:list-item>
                          <text:p text:style-name="P3">personnaliser l'invite de commandes</text:p>
                          <text:list>
                            <text:list-item>
                              <text:p text:style-name="P3">sensé aussi y avoir déjà plein de lignes commentées pour personnaliser l'invite, mais pas chez moi. Voir le cours si besoin mais inutile chez moi.</text:p>
                            </text:list-item>
                          </text:list>
                        </text:list-item>
                        <text:list-item>
                          <text:p text:style-name="P3">minimum de syntaxe :</text:p>
                          <text:list>
                            <text:list-item>
                              <text:p text:style-name="P3">commande par PS1</text:p>
                            </text:list-item>
                            <text:list-item>
                              <text:p text:style-name="P3">\033 sert a indiquer la couleur</text:p>
                            </text:list-item>
                            <text:list-item>
                              <text:p text:style-name="P3">\u sert a dire qu'il faudra écrire le nom de l'utilisateur</text:p>
                            </text:list-item>
                            <text:list-item>
                              <text:p text:style-name="P3">\h pour la machine</text:p>
                            </text:list-item>
                          </text:list>
                        </text:list-item>
                        <text:list-item>
                          <text:p text:style-name="P3">créer des alias</text:p>
                          <text:list>
                            <text:list-item>
                              <text:p text:style-name="P3">coloration automatique de ls</text:p>
                              <text:list>
                                <text:list-item>
                                  <text:p text:style-name="P3">alias ls='ls --color=auto' // pas l'air de marcher chez moi</text:p>
                                </text:list-item>
                                <text:list-item>
                                  <text:p text:style-name="P3">--color=auto marche pas chez moi tout court</text:p>
                                </text:list-item>
                              </text:list>
                            </text:list-item>
                            <text:list-item>
                              <text:p text:style-name="P3">empêcher le "rm de la mort" (sudo rm -Rf /)</text:p>
                              <text:list>
                                <text:list-item>
                                  <text:p text:style-name="P3">alias rm='rm --preserve-root'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édition du bashrc global</text:p>
                          <text:list>
                            <text:list-item>
                              <text:p text:style-name="P3">d'après le cours : sudo /etc/bash.bashrc (jai juste bashrc chez moi)</text:p>
                            </text:list-item>
                            <text:list-item>
                              <text:p text:style-name="P3">bashrc personnel a la priorité sur le bashrc global</text:p>
                            </text:list-item>
                          </text:list>
                        </text:list-item>
                        <text:list-item>
                          <text:p text:style-name="P3">.profile</text:p>
                          <text:list>
                            <text:list-item>
                              <text:p text:style-name="P3">.bashrc pour les consoles en mode graphique</text:p>
                            </text:list-item>
                            <text:list-item>
                              <text:p text:style-name="P3">.profile équivalent pour le mode console</text:p>
                            </text:list-item>
                            <text:list-item>
                              <text:p text:style-name="P3">existe aussi un profile global : /etc/profile</text:p>
                            </text:list-item>
                            <text:list-item>
                              <text:p text:style-name="P3">.profile fait appel a .bashrc donc modifs bashrc répercutées dessus (pas très utile de modifier profile)</text:p>
                            </text:list-item>
                          </text:list>
                        </text:list-item>
                        <text:list-item>
                          <text:p text:style-name="P3">note au passage : si j'ai bien compris le shell est l'interpréteur des commandes en console, et bash est uniquement le programme qui sert a intéragire avec la console. Pas sur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installer des programmes avec apt-get</text:p>
              <text:list>
                <text:list-item>
                  <text:p text:style-name="P3">les paquets et leurs dépendances</text:p>
                  <text:list>
                    <text:list-item>
                      <text:p text:style-name="P3">ce qui suit concerne uniquement les distributions basées sur debian</text:p>
                    </text:list-item>
                    <text:list-item>
                      <text:p text:style-name="P3">des programmes livrés sous forme de paquets</text:p>
                      <text:list>
                        <text:list-item>
                          <text:p text:style-name="P3">paquets = l'équivalent des programmes d'installation sous windows</text:p>
                        </text:list-item>
                        <text:list-item>
                          <text:p text:style-name="P3">paquet = dossier zippé contenant tous les fichiers du programme</text:p>
                        </text:list-item>
                        <text:list-item>
                          <text:p text:style-name="P3">extension paquets : .deb</text:p>
                        </text:list-item>
                        <text:list-item>
                          <text:p text:style-name="P3">principales différences avec les exe :</text:p>
                          <text:list>
                            <text:list-item>
                              <text:p text:style-name="P3">gestion des dépendances</text:p>
                            </text:list-item>
                            <text:list-item>
                              <text:p text:style-name="P3">ne pas chercher sur le web, tous les programmes sont sur un même serveur nommé dépôt (repository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les dépendances, un cauchemar ?</text:p>
                      <text:list>
                        <text:list-item>
                          <text:p text:style-name="P3">programmes quasiment jamais autonomes sous linux, dépendants de bibliothèques (d'autres programmes / paquets). (comme quand on achète un jeu et qu'ils nous disent "il faut installer direct X)</text:p>
                        </text:list-item>
                        <text:list-item>
                          <text:p text:style-name="P3">chaque paquet indique ses dépendances. Si on a pas déjà les paquets dont ils dépendent, ils sont automatiquement téléchargés.</text:p>
                        </text:list-item>
                      </text:list>
                    </text:list-item>
                  </text:list>
                </text:list-item>
                <text:list-item>
                  <text:p text:style-name="P3">les dépots</text:p>
                  <text:list>
                    <text:list-item>
                      <text:p text:style-name="P3">intro</text:p>
                      <text:list>
                        <text:list-item>
                          <text:p text:style-name="P3">dépôt = serveur contenant tous les paquets existant sous linux</text:p>
                        </text:list-item>
                        <text:list-item>
                          <text:p text:style-name="P3">résoud beaucoup de problèmes, et plus simple.</text:p>
                        </text:list-item>
                        <text:list-item>
                          <text:p text:style-name="P3">Pourquoi windows fait pas pareille ? → programmes non libres et payants <text:soft-page-break/>pas comme a linux, auteurs refusent de laisser manipuleur leurs programmes</text:p>
                        </text:list-item>
                      </text:list>
                    </text:list-item>
                    <text:list-item>
                      <text:p text:style-name="P3">la notion de dépôt</text:p>
                      <text:list>
                        <text:list-item>
                          <text:p text:style-name="P3">il existe en fait plusieur dépots linux, quasiment des copies les uns des autres, pour éviter de surcharger un seul serveur. N'importe quel dépôt contient presque tous les paquets linux</text:p>
                        </text:list-item>
                        <text:list-item>
                          <text:p text:style-name="P3">il existe un dépôt par défaut en france, et un dépôt pour presque chaque opérateur. Le dépôt français est souvent surchargé.</text:p>
                        </text:list-item>
                      </text:list>
                    </text:list-item>
                    <text:list-item>
                      <text:p text:style-name="P3">gérer ses dépots</text:p>
                      <text:list>
                        <text:list-item>
                          <text:p text:style-name="P3">liste des dépots utilisés par ordi contenus dans /etc/apt/sources.list</text:p>
                        </text:list-item>
                        <text:list-item>
                          <text:p text:style-name="P3">a exécuter en root : sudo nano /etc/apt/sources.list</text:p>
                        </text:list-item>
                        <text:list-item>
                          <text:p text:style-name="P3">chaque ligne est...</text:p>
                          <text:list>
                            <text:list-item>
                              <text:p text:style-name="P3">un commentaire</text:p>
                              <text:list>
                                <text:list-item>
                                  <text:p text:style-name="P3">ligne commançant pas #</text:p>
                                </text:list-item>
                              </text:list>
                            </text:list-item>
                            <text:list-item>
                              <text:p text:style-name="P3">l'adresse d'un serveur fournissant les binaires a exécuter</text:p>
                              <text:list>
                                <text:list-item>
                                  <text:p text:style-name="P3">ligne commençant par deb</text:p>
                                </text:list-item>
                              </text:list>
                            </text:list-item>
                            <text:list-item>
                              <text:p text:style-name="P3">l'adresse d'un serveur fournissant les codes sources (si veut regarder)</text:p>
                              <text:list>
                                <text:list-item>
                                  <text:p text:style-name="P3">ligne commençant par deb-src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syntaxe chaque ligne</text:p>
                          <text:list>
                            <text:list-item>
                              <text:p text:style-name="P3">deb/deb-src adresse-dépot version-distribution [section-dépot(optionnel)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utiliser l'outils graphique</text:p>
                      <text:list>
                        <text:list-item>
                          <text:p text:style-name="P3">a chaque sous distribution debian correspond un outils graphique répertoriant les dépots. Assez intuitif → conseil d'utiliser</text:p>
                        </text:list-item>
                      </text:list>
                    </text:list-item>
                    <text:list-item>
                      <text:p text:style-name="P3">les outiles de gestion de paquets</text:p>
                      <text:list>
                        <text:list-item>
                          <text:p text:style-name="P3">deux programmes en console célèbres de gestion de paquets</text:p>
                          <text:list>
                            <text:list-item>
                              <text:p text:style-name="P3">apt-get</text:p>
                            </text:list-item>
                            <text:list-item>
                              <text:p text:style-name="P3">aptitude</text:p>
                            </text:list-item>
                          </text:list>
                        </text:list-item>
                        <text:list-item>
                          <text:p text:style-name="P3">on va ici regarder apt-get</text:p>
                        </text:list-item>
                        <text:list-item>
                          <text:p text:style-name="P3">étapes de téléchargement d'un paquet</text:p>
                          <text:list>
                            <text:list-item>
                              <text:p text:style-name="P3">apt-get update (optionnel)</text:p>
                              <text:list>
                                <text:list-item>
                                  <text:p text:style-name="P3">pour mettre a jour le cache si pas déjà fait</text:p>
                                </text:list-item>
                                <text:list-item>
                                  <text:p text:style-name="P3">télécharge la nouvelle liste des paquets proposés par le dépôt</text:p>
                                </text:list-item>
                                <text:list-item>
                                  <text:p text:style-name="P3">a faire en root</text:p>
                                </text:list-item>
                                <text:list-item>
                                  <text:p text:style-name="P3">a faire</text:p>
                                  <text:list>
                                    <text:list-item>
                                      <text:p text:style-name="P3">quand on change ou ajoute un dépôt</text:p>
                                    </text:list-item>
                                    <text:list-item>
                                      <text:p text:style-name="P3">ou quand on a pas mis a jour depuis longtemp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">apt-cache search recherche (optionnel) : pour chercher le nom du paquet si on connait pas le nom exacte</text:p>
                            </text:list-item>
                            <text:list-item>
                              <text:p text:style-name="P3">pour description : apt-cache show paquet</text:p>
                            </text:list-item>
                            <text:list-item>
                              <text:p text:style-name="P3">apt-get install paquet : télécharge et installe le paqu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apt-get autoremove : supprimer un paquet</text:p>
                  <text:list>
                    <text:list-item>
                      <text:p text:style-name="P3">apt-get remove paquet : supprime paquet mais pas dépendances inutiles</text:p>
                    </text:list-item>
                    <text:list-item>
                      <text:p text:style-name="P3">apt-get autoremove paquet : supprime le paquet ET les dépendances inutiles</text:p>
                    </text:list-item>
                  </text:list>
                </text:list-item>
                <text:list-item>
                  <text:p text:style-name="P3">apt-get upgrade : mettre à jour tous les paquets</text:p>
                  <text:list>
                    <text:list-item>
                      <text:p text:style-name="P3">apt-get upgrade : met a jour la totalité des paquets</text:p>
                    </text:list-item>
                    <text:list-item>
                      <text:p text:style-name="P3">faire un apt-get update avant</text:p>
                    </text:list-item>
                  </text:list>
                </text:list-item>
              </text:list>
            </text:list-item>
            <text:list-item>
              <text:p text:style-name="P1">RTFM : lisez le putain de manuel !</text:p>
              <text:list>
                <text:list-item>
                  <text:p text:style-name="P1">dans la doc on trouve absolument tout sur les commandes et paramètres (obligé de la lire un jour donc quand j'aurais besoin de paramètres pas courants)</text:p>
                </text:list-item>
                <text:list-item>
                  <text:p text:style-name="P1">man : afficher le manuel d'une commande</text:p>
                  <text:list>
                    <text:list-item>
                      <text:p text:style-name="P1"><text:soft-page-break/>man = commande permettant d'afficher le manuel d'une commande</text:p>
                    </text:list-item>
                    <text:list-item>
                      <text:p text:style-name="P1">syntaxe : man commande (ex : man ls)</text:p>
                    </text:list-item>
                    <text:list-item>
                      <text:p text:style-name="P1">se déplacer dans une documentation</text:p>
                      <text:list>
                        <text:list-item>
                          <text:p text:style-name="P2">façon less</text:p>
                        </text:list-item>
                        <text:list-item>
                          <text:p text:style-name="P2">façon plus intuitive</text:p>
                          <text:list>
                            <text:list-item>
                              <text:p text:style-name="P2">flèche haut bas</text:p>
                            </text:list-item>
                            <text:list-item>
                              <text:p text:style-name="P2">page up page down</text:p>
                            </text:list-item>
                            <text:list-item>
                              <text:p text:style-name="P2">origin et fin</text:p>
                            </text:list-item>
                            <text:list-item>
                              <text:p text:style-name="P2">q</text:p>
                            </text:list-item>
                            <text:list-item>
                              <text:p text:style-name="P2">/ recherche + entrée</text:p>
                            </text:list-item>
                            <text:list-item>
                              <text:p text:style-name="P2">/ + entrée pour occurrence suivant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les principales sections du man</text:p>
                      <text:list>
                        <text:list-item>
                          <text:p text:style-name="P2">NAME : nom</text:p>
                        </text:list-item>
                        <text:list-item>
                          <text:p text:style-name="P2">SYNOPSIS : ce que j'appelle ici "syntaxe"</text:p>
                        </text:list-item>
                        <text:list-item>
                          <text:p text:style-name="P2">DESCRIPTION : description + liste de tous les paramètres</text:p>
                        </text:list-item>
                        <text:list-item>
                          <text:p text:style-name="P2">AUTHOR : auteurs</text:p>
                        </text:list-item>
                        <text:list-item>
                          <text:p text:style-name="P2">REPORTING BUGS : adresse a contacter si on constate un bug</text:p>
                        </text:list-item>
                        <text:list-item>
                          <text:p text:style-name="P2">COPYRIGHT : licence sous laquelle est la commande. GPL = libre</text:p>
                        </text:list-item>
                        <text:list-item>
                          <text:p text:style-name="P2">SEE ALSO : commandes en rapport</text:p>
                        </text:list-item>
                        <text:list-item>
                          <text:p text:style-name="P2">(les 3 premières sont les plus importantes)</text:p>
                        </text:list-item>
                      </text:list>
                    </text:list-item>
                    <text:list-item>
                      <text:p text:style-name="P2">a titre informatif pour linux : télécharger man français</text:p>
                      <text:list>
                        <text:list-item>
                          <text:p text:style-name="P2">apt-get install manpages-fr</text:p>
                        </text:list-item>
                        <text:list-item>
                          <text:p text:style-name="P2">mauvais : parfois obsolète ou erroné</text:p>
                        </text:list-item>
                      </text:list>
                    </text:list-item>
                  </text:list>
                </text:list-item>
                <text:list-item>
                  <text:p text:style-name="P2">comprendre le synopsis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, Menlo, 'Ubuntu Mono', Consolas, source-code-pro, 'Droid Sans Mono', monospace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7T12:09:34</meta:creation-date>
    <meta:generator>OpenOffice/4.0.0$Unix OpenOffice.org_project/400m3$Build-9702</meta:generator>
    <dc:date>2014-10-25T17:54:24</dc:date>
    <dc:creator>yjfjyf jjku</dc:creator>
    <meta:editing-duration>PT17H3M26S</meta:editing-duration>
    <meta:editing-cycles>470</meta:editing-cycles>
    <meta:document-statistic meta:table-count="0" meta:image-count="0" meta:object-count="0" meta:page-count="15" meta:paragraph-count="669" meta:word-count="5142" meta:character-count="26723"/>
  </office:meta>
</office:document-meta>
</file>